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19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LOS 7 POLLITOS INVERSIONES E.I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PE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0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AYRAMPO VASQUEZ CRISTIAN FERNAND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JACINTO ALANOCCA PEDRO LUI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8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750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367376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573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10:46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1T00:59:09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